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96bb" officeooo:paragraph-rsid="001f96bb"/>
    </style:style>
    <style:style style:name="P2" style:family="paragraph" style:parent-style-name="Standard">
      <style:text-properties officeooo:rsid="0021714e" officeooo:paragraph-rsid="0021714e"/>
    </style:style>
    <style:style style:name="P3" style:family="paragraph" style:parent-style-name="Standard">
      <style:text-properties officeooo:rsid="00227ab3" officeooo:paragraph-rsid="00227ab3"/>
    </style:style>
    <style:style style:name="P4" style:family="paragraph" style:parent-style-name="Standard">
      <style:text-properties officeooo:rsid="0023c751" officeooo:paragraph-rsid="0023c751"/>
    </style:style>
    <style:style style:name="P5" style:family="paragraph" style:parent-style-name="Standard">
      <style:text-properties officeooo:rsid="0024b347" officeooo:paragraph-rsid="0024b347"/>
    </style:style>
    <style:style style:name="P6" style:family="paragraph" style:parent-style-name="Standard">
      <style:text-properties officeooo:rsid="002629ec" officeooo:paragraph-rsid="002629ec"/>
    </style:style>
    <style:style style:name="P7" style:family="paragraph" style:parent-style-name="Standard">
      <style:text-properties officeooo:rsid="00268f25" officeooo:paragraph-rsid="00268f25"/>
    </style:style>
    <style:style style:name="P8" style:family="paragraph" style:parent-style-name="Standard">
      <style:text-properties officeooo:rsid="0028747d" officeooo:paragraph-rsid="0028747d"/>
    </style:style>
    <style:style style:name="P9" style:family="paragraph" style:parent-style-name="Standard">
      <style:text-properties officeooo:rsid="002aa27d" officeooo:paragraph-rsid="002aa27d"/>
    </style:style>
    <style:style style:name="P10" style:family="paragraph" style:parent-style-name="Standard">
      <style:text-properties officeooo:rsid="002b2911" officeooo:paragraph-rsid="002b2911"/>
    </style:style>
    <style:style style:name="T1" style:family="text">
      <style:text-properties officeooo:rsid="0021714e"/>
    </style:style>
    <style:style style:name="T2" style:family="text">
      <style:text-properties style:text-underline-style="none"/>
    </style:style>
    <style:style style:name="T3" style:family="text">
      <style:text-properties style:text-underline-style="none" officeooo:rsid="0028747d"/>
    </style:style>
    <style:style style:name="T4" style:family="text">
      <style:text-properties style:text-underline-style="none" officeooo:rsid="002b2911"/>
    </style:style>
    <style:style style:name="T5" style:family="text">
      <style:text-properties officeooo:rsid="002874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1 – SOI</text:p>
      <text:p text:style-name="P1"/>
      <text:p text:style-name="P1">Las figuras del CV provienen del N<text:span text:style-name="T1">utt</text:span>.</text:p>
      <text:p text:style-name="P1"/>
      <text:p text:style-name="P1"/>
      <text:p text:style-name="P1"/>
      <text:p text:style-name="P2">Arranque del sistema</text:p>
      <text:p text:style-name="P2"/>
      <text:p text:style-name="P2">En el momento en el que encendemos el ordenador, se empieza a ejecutar el reloj del sistema. En cada tick, se ejecuta una instrucción.</text:p>
      <text:p text:style-name="P2"/>
      <text:p text:style-name="P2">En el momento de encendido, no hay nada en la RAM. Necesitamos, por tanto, una memoria no volátil donde se encuentre la primera instrucción a ejecutar (en el Nutt aparece la ROM).</text:p>
      <text:p text:style-name="P2"/>
      <text:p text:style-name="P2">Se ejecuta entonces el POST (Power-On Self-Test, autotest de encendido). Se comprueba que todo está funcionando correctamente (por ejemplo, que el hardware esté conectado).</text:p>
      <text:p text:style-name="P2"/>
      <text:p text:style-name="P2">El código del SO normalmente está almacenado en el disco duro. Es primordial traerlo a la RAM.</text:p>
      <text:p text:style-name="P2"/>
      <text:p text:style-name="P2">A continuación se empieza a ejecutar el BIOS (que es modificable por el usuario). La BIOS es código, y tiene acceso a una memoria no volátil con datos (en la figura, CMOS con una pila asociada para que su contenido no se borre). Cambiando los datos (modificando aquellos de la ubicación del SO), podemos disponer de varios SOs. Por consiguiente, la memoria no volátil debe ser reescribible. </text:p>
      <text:p text:style-name="P2"/>
      <text:p text:style-name="P3">El lugar donde se guarda el SO en memoria RAM no se va a modificar a lo largo de todo el período en el que el ordenador esté encendido.</text:p>
      <text:p text:style-name="P3"/>
      <text:p text:style-name="P4">Líneas gruesas de color azul → proceso hardware.</text:p>
      <text:p text:style-name="P4"/>
      <text:p text:style-name="P4"/>
      <text:p text:style-name="P4">Proceso hardware</text:p>
      <text:p text:style-name="P4"/>
      <text:p text:style-name="P4">Cargador → carga el SO en la memoria principal.</text:p>
      <text:p text:style-name="P4"/>
      <text:p text:style-name="P4">El gestor de procesos decide en cada momento qué proceso se ejecuta a continuación, entre otras tareas. Denominaremos “cambio de contexto” a todo lo que hace.</text:p>
      <text:p text:style-name="P4"/>
      <text:p text:style-name="P5">Después, se lanzan una serie de procesos (demons): p1, p2…</text:p>
      <text:p text:style-name="P5"/>
      <text:p text:style-name="P5">El SO atiende a interrupciones, llamadas al sistema, atiende después de un tiempo prefijado…</text:p>
      <text:p text:style-name="P5"/>
      <text:p text:style-name="P6">Dos de las funciones más importantes del SO son la gestión de procesos y la gestión de interrupciones.</text:p>
      <text:p text:style-name="P6"/>
      <text:p text:style-name="P6">En todo ciclo de reloj se ejecuta una instrucción: se lee, se decodifica y se ejecuta.</text:p>
      <text:p text:style-name="P6"/>
      <text:p text:style-name="P6">Existe una sobrecarga del SO. Los programas no deciden su propia gestión, sinon que existen salvaguardas. Estas evitan que, si uno falla <text:span text:style-name="T5">(por ejemplo, un dispositivo de E/S se desconecta de repente, hay un acceso a memoria no permitido, etc.)</text:span>, el resto del SO caiga (lo cual sí ocurría en SOs antiguos). <text:span text:style-name="T5">Nótese que a nivel interno del kernel también existen diferentes salvaguardas, pero </text:span><text:soft-page-break/><text:span text:style-name="T5">de diferentes niveles, y para aquellas situaciones menos probables hay una protección menor (por ejemplo, en SOs se siguen produciendo deadlocks, gestionados por el SO).</text:span></text:p>
      <text:p text:style-name="P6"><text:span text:style-name="T2"/></text:p>
      <text:p text:style-name="P7"><text:span text:style-name="T2">El ciclo de gestión de las instrucciones no se para (se ejecuta en cada ciclo una instrucción). No obstante, a veces podemos ver a la CPU en tiempo ocioso (idle time). El proceso idle es un proceso que no hace nada. CPU al 3% no quiere decir que un 97% del tiempo no esté activa, sino que se encuentra a un 3% de </text:span><text:span text:style-name="T3">su frecuencia máxima. La operación idle tiene un consumo de energía mucho menor que, por ejemplo, operaciones aritméticas.</text:span></text:p>
      <text:p text:style-name="P7"><text:span text:style-name="T3"/></text:p>
      <text:p text:style-name="P8"><text:span text:style-name="T2">Es necesaria memoria no volátil y no se puede cargar todo directamente del disco duro porque la CPU no está conectada directamente al disco duro, y no tiene acceso directo a cada uno de sus datos. Además, es necesaria una memoria que sea direccionable a nivel de byte, no como el disco duro.</text:span></text:p>
      <text:p text:style-name="P8"><text:span text:style-name="T2"/></text:p>
      <text:p text:style-name="P8"><text:span text:style-name="T2"/></text:p>
      <text:p text:style-name="P9"><text:span text:style-name="T2">Práctica 1</text:span></text:p>
      <text:p text:style-name="P9"><text:span text:style-name="T2"/></text:p>
      <text:p text:style-name="P9"><text:span text:style-name="T2">Terminal → El símbolo + cursor se conoce como prompt.</text:span></text:p>
      <text:p text:style-name="P9"><text:span text:style-name="T2"/></text:p>
      <text:p text:style-name="P9"><text:span text:style-name="T2">Para ejecutar un archivo local, se necesita preceder por ./ (./programa). Esto fue añadido para solucionar el fallo de seguridad que se daba cuando el nombre de un programa coincidía en nombre con un comando de shell. Un usuario malicioso podía guardar un virus con ese nombre en el directorio y el usuario, inconscientemente, lo ejecutaría al introducir el comando.</text:span></text:p>
      <text:p text:style-name="P9"><text:span text:style-name="T2"/></text:p>
      <text:p text:style-name="P9"><text:span text:style-name="T2">ps -&gt; listar procesos en ejecución.</text:span></text:p>
      <text:p text:style-name="P9"><text:span text:style-name="T2">ps -a → también aparecen los procesos del usuario que no estén en el terminal</text:span></text:p>
      <text:p text:style-name="P10"><text:span text:style-name="T2">ps -A → no entendí</text:span></text:p>
      <text:p text:style-name="P9"><text:span text:style-name="T2">ps -</text:span><text:span text:style-name="T4">A</text:span><text:span text:style-name="T2">f → más datos y más procesos</text:span></text:p>
      <text:p text:style-name="P9"><text:span text:style-name="T2"/></text:p>
      <text:p text:style-name="P9"><text:span text:style-name="T2"/></text:p>
      <text:p text:style-name="P10"><text:span text:style-name="T2">man ps → ver manual del comand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7T11:19:06.402413660</meta:creation-date>
    <dc:date>2021-09-17T12:50:19.308162062</dc:date>
    <meta:editing-duration>PT29M31S</meta:editing-duration>
    <meta:editing-cycles>6</meta:editing-cycles>
    <meta:generator>LibreOffice/6.4.7.2$Linux_X86_64 LibreOffice_project/40$Build-2</meta:generator>
    <meta:document-statistic meta:table-count="0" meta:image-count="0" meta:object-count="0" meta:page-count="2" meta:paragraph-count="28" meta:word-count="645" meta:character-count="3692" meta:non-whitespace-character-count="3073"/>
  </office:meta>
</office:document-meta>
</file>